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Liberation Serif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Liberation Serif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/>
    </style:style>
    <style:style style:name="P2" style:parent-style-name="Standard" style:list-style-name="LFO2" style:family="paragraph"/>
  </office:automatic-styles>
  <office:body>
    <office:text text:use-soft-page-breaks="true">
      <text:p text:style-name="P1">Data:</text:p>
      <text:p text:style-name="Standard">fichero expediciones_test.xlsx con datos de expediciones (entrega de pedidos a clientes) de muestra con las siguientes columnas con datos:</text:p>
      <text:p text:style-name="Standard">- idlinea: entero, identificador de la linea servida con una cantidad determinada de determinado material a determinado cliente.</text:p>
      <text:p text:style-name="Standard">- idReferencia: entero, identificador del material servido en la linea.</text:p>
      <text:p text:style-name="Standard">- referencia: string, nombre de la referencia</text:p>
      <text:p text:style-name="Standard">- cantidadPedida: numerico, cantidad a servir para esa linea.</text:p>
      <text:p text:style-name="Standard">- cantidadServida: numerico, cantidad realmente servida para esa linea.</text:p>
      <text:p text:style-name="Standard">- fechaTransporte: date, fecha en la que se envio la expedicion.</text:p>
      <text:p text:style-name="Standard"/>
      <text:p text:style-name="Standard">Fichero ubicaciones_test.xlsx con datos de muestra del stock actual de cada material por ubicaciones en el almacen con las siguientes columnas con datos:</text:p>
      <text:p text:style-name="Standard">-<text:s/>Ubicación: string, nombre de la<text:s/>ubicación<text:s/>en el<text:s/>almacén.</text:p>
      <text:p text:style-name="Standard">- referencia: string, nombre de la referencia.</text:p>
      <text:p text:style-name="Standard">- HU: string, nombre del bulto que consolida el material en la<text:s/>ubicación.</text:p>
      <text:p text:style-name="Standard">- Piezas:<text:s/>numérico, cantidad del material en el HU y la<text:s/>ubicación.</text:p>
      <text:p text:style-name="Standard">- fecha: fecha de entrada del HU del material en el<text:s/>almacén.</text:p>
      <text:p text:style-name="Standard"/>
      <text:p text:style-name="Standard">Configuración<text:s/>del dashboard realizado con Dash:</text:p>
      <text:p text:style-name="Standard">- Filtros por mes y año para filtrar los datos de las expediciones.</text:p>
      <text:p text:style-name="Standard">- filtro por cantidad de clientes a ser analizados en el dashboard cuando corresponda (datos y visualizaciones, de 1 hasta 8, por defecto 5).</text:p>
      <text:p text:style-name="Standard">- filtro por cantidad de referencias a ser analizados en el dashboard cuando corresponda (datos y visualizaciones, de 1 hasta 8, por defecto 5).</text:p>
      <text:p text:style-name="Standard">- Pestaña para análisis de nivel de servicio a los clientes en las expediciones para los hasta 8 primeros clientes ordenados por la mayor cantidad pedida en expediciones. Debe incluir<text:s/>gráficos<text:s/>de conteo de expediciones, cantidad pedida, servida y nivel de servicio (calculado<text:s/>como cantidad<text:s/>servida/cantidad pedida) con la media representada.</text:p>
      <text:p text:style-name="Standard">- Pestaña para análisis de la importancia de las referencias en las expediciones para los hasta 8 primeras referencias ordenados por la mayor cantidad pedida en expediciones. Debe incluir la serie temporal de la referencia en cuanto a la cantidad servida y una estimación del valor esperado de la demanda en el proximo mes de dicha referencia basado en los datos.</text:p>
      <text:p text:style-name="Standard">- Pestaña para análisis de la importancia de las referencias en las ubicaciones para los hasta 8 primeras referencias ordenados por la mayor cantidad piezas ubicadas. Debe incluir el tiempo medio de los HU de la<text:s/>referencia en<text:s/>almacén.</text:p>
      <text:p text:style-name="Standard"/>
      <text:p text:style-name="Standard">Aspectos a tener en cuenta:<text:line-break/>- Las funciones que sirvan los datos de entradas al dashboard deben de estar diseñadas y separadas bajo el enfoque que luego sirvan de herramientas (tools) a agentes de inteligencia artificial que serán incorporados como parte de la funcionalidad del dashboard.</text:p>
      <text:list text:style-name="LFO2" text:continue-numbering="true">
        <text:list-item>
          <text:p text:style-name="P2">Todo debe ser en ingles, incluido docstring, comentarios y los elementos del dashboard.</text:p>
        </text:list-item>
      </text:list>
      <text:p text:style-name="Standard"/>
      <text:p text:style-name="Standard"><text:s/></text:p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>
        <style:background-fill draw:fill="solid"/>
      </style:paragraph-properties>
      <style:text-properties style:font-name="Liberation Serif" style:font-name-asian="Noto Sans CJK SC Regular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Liberation Serif" style:font-name-asian="Noto Sans CJK SC Regular" style:font-name-complex="FreeSans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Liberation Serif" style:font-name-asian="Noto Sans CJK SC Regular" style:font-name-complex="FreeSans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Liberation Serif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Liberation Serif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meta:initial-creator>Jorge Israel Frómeta Moya</meta:initial-creator>
    <dc:creator>Jorge Israel Frómeta Moya</dc:creator>
    <meta:creation-date>2025-11-18T07:44:00Z</meta:creation-date>
    <dc:date>2025-11-18T07:44:00Z</dc:date>
    <meta:template xlink:href="Normal.dotm" xlink:type="simple"/>
    <meta:editing-cycles>2</meta:editing-cycles>
    <meta:editing-duration>PT60S</meta:editing-duration>
    <meta:document-statistic meta:page-count="1" meta:paragraph-count="5" meta:word-count="428" meta:character-count="2778" meta:row-count="19" meta:non-whitespace-character-count="2355"/>
  </office:meta>
</office:document-meta>
</file>